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ca822" officeooo:paragraph-rsid="001ca822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079" officeooo:paragraph-rsid="001e90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d25" officeooo:paragraph-rsid="00222d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font-weight="bold" officeooo:rsid="001d25b7" officeooo:paragraph-rsid="001d25b7" style:font-weight-asian="bold" style:font-weight-complex="bold"/>
    </style:style>
    <style:style style:name="P5" style:family="paragraph" style:parent-style-name="Standard">
      <style:text-properties fo:font-weight="bold" officeooo:rsid="001e9079" officeooo:paragraph-rsid="001d25b7" style:font-weight-asian="bold" style:font-weight-complex="bold"/>
    </style:style>
    <style:style style:name="P6" style:family="paragraph" style:parent-style-name="Standard">
      <style:text-properties fo:font-weight="bold" officeooo:rsid="001e9079" officeooo:paragraph-rsid="001e9079" style:font-weight-asian="bold" style:font-weight-complex="bold"/>
    </style:style>
    <style:style style:name="P7" style:family="paragraph" style:parent-style-name="Standard">
      <style:text-properties fo:font-weight="bold" officeooo:rsid="001f52cc" officeooo:paragraph-rsid="001f52cc" style:font-weight-asian="bold" style:font-weight-complex="bold"/>
    </style:style>
    <style:style style:name="P8" style:family="paragraph" style:parent-style-name="Standard" style:list-style-name="L1">
      <style:text-properties fo:font-weight="bold" officeooo:rsid="001fcc00" officeooo:paragraph-rsid="001fcc00" style:font-weight-asian="bold" style:font-weight-complex="bold"/>
    </style:style>
    <style:style style:name="P9" style:family="paragraph" style:parent-style-name="Standard">
      <style:text-properties fo:font-weight="bold" officeooo:rsid="001fcc00" officeooo:paragraph-rsid="001fcc00" style:font-weight-asian="bold" style:font-weight-complex="bold"/>
    </style:style>
    <style:style style:name="P10" style:family="paragraph" style:parent-style-name="Standard">
      <style:text-properties fo:font-weight="bold" officeooo:rsid="001ff4ba" officeooo:paragraph-rsid="001ff4ba" style:font-weight-asian="bold" style:font-weight-complex="bold"/>
    </style:style>
    <style:style style:name="P11" style:family="paragraph" style:parent-style-name="Standard" style:list-style-name="L2">
      <style:text-properties fo:font-weight="bold" officeooo:rsid="001ff4ba" officeooo:paragraph-rsid="001ff4b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e181e"/>
    </style:style>
    <style:style style:name="T4" style:family="text">
      <style:text-properties fo:color="#0066b3"/>
    </style:style>
    <style:style style:name="T5" style:family="text">
      <style:text-properties fo:color="#ed1c24"/>
    </style:style>
    <style:style style:name="T6" style:family="text">
      <style:text-properties officeooo:rsid="00239c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enção!<text:span text:style-name="T1"> Devoluções de vendas de </text:span>exercícios anteriores<text:span text:style-name="T1"> são consideradas </text:span><text:span text:style-name="T3">despesas operacionais</text:span><text:span text:style-name="T1">!</text:span></text:p>
      <text:p text:style-name="P5"><text:span text:style-name="T1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"><text:s/>= Compras Brutas</text:p>
            <text:p text:style-name="P2">(-) Devolução de compras (ou compras anuladas)</text:p>
            <text:p text:style-name="P2">(-) Abatimentos sobre compras</text:p>
            <text:p text:style-name="P2">(-) Descontos incondicionais recebidos</text:p>
            <text:p text:style-name="P2"><text:s/>+ Fretes e seguros sobre compras</text:p>
            <text:p text:style-name="P2"><text:s/><text:span text:style-name="T2">= Compras Líquidas</text:span></text:p>
          </table:table-cell>
        </table:table-row>
      </table:table>
      <text:p text:style-name="P5"><text:span text:style-name="T1"/></text:p>
      <text:p text:style-name="P6">Tributos incidentes sobre compra e venda<text:span text:style-name="T1">: ICMS, ISS, IPI, PIS/COFINS.</text:span></text:p>
      <text:p text:style-name="P6"><text:span text:style-name="T1"/></text:p>
      <text:p text:style-name="P6"><text:span text:style-name="T1">O IPI é um </text:span>imposto por fora<text:span text:style-name="T1">. Ex.: uma empresa adquiriu um produto no valor de R$ 100,00 com incidência de IPI à alíquota de 10%. Nesse caso, o custo da mercadoria corresponderá a R$ 110,00 e o IPI a R$ 10,00, sendo o total da NF igual a R$ 110,00.</text:span></text:p>
      <text:p text:style-name="P6"><text:span text:style-name="T1"/></text:p>
      <text:p text:style-name="P7"><text:span text:style-name="T1">Se a questão informar:</text:span></text:p>
      <text:p text:style-name="P7"><text:span text:style-name="T1"/></text:p>
      <text:p text:style-name="P7"><text:span text:style-name="T1">1) aquisição de mercadorias (matéria-prima) para </text:span>aplicação no processo fabril<text:span text:style-name="T1"> sendo que os produtos </text:span>sofrerão incidência tanto do ICMS quanto do IPI<text:span text:style-name="T1"> → ambos </text:span><text:span text:style-name="T4">ICMS e IPI são recuperáveis</text:span><text:span text:style-name="T1">.</text:span></text:p>
      <text:p text:style-name="P7"><text:span text:style-name="T1"/></text:p>
      <text:p text:style-name="P7"><text:span text:style-name="T1">2) aquisição de mercadorias (matéria-prima) para </text:span>aplicação no processo fabril<text:span text:style-name="T1">, mas não trouxer nenhuma outra informação → subentende-se ser empresa industrial, logo </text:span><text:span text:style-name="T4">só o IPI é recuperável</text:span><text:span text:style-name="T1">.</text:span></text:p>
      <text:p text:style-name="P7"><text:span text:style-name="T1"/></text:p>
      <text:p text:style-name="P7"><text:span text:style-name="T1">3) aquisição de mercadorias </text:span>para consumo ou para integrar o ANC<text:span text:style-name="T1"> → </text:span><text:span text:style-name="T5">nenhum é recuperável</text:span><text:span text:style-name="T1">.</text:span></text:p>
      <text:list xml:id="list1590034354" text:style-name="L1">
        <text:list-item>
          <text:p text:style-name="P8"><text:span text:style-name="T1">Detalhe: se a aquisição de ativo imobilizado for para o processo fabril, a legislação permite a recuperação do ICMS. Esse conhecimento não costuma ser muito exigido em provas.</text:span></text:p>
        </text:list-item>
      </text:list>
      <text:p text:style-name="P9"><text:span text:style-name="T1"/></text:p>
      <text:p text:style-name="P10">PIS/COFINS<text:span text:style-name="T1">:</text:span></text:p>
      <text:list xml:id="list3342446294" text:style-name="L2">
        <text:list-item>
          <text:p text:style-name="P11"><text:span text:style-name="T1">estão sujeitas ao </text:span><text:span text:style-name="T5">regime cumulativo</text:span><text:span text:style-name="T1"> as empresas que apuram o IRPJ pelo </text:span><text:span text:style-name="T5">lucro presumido ou arbitrado</text:span><text:span text:style-name="T1">;</text:span></text:p>
          <text:list>
            <text:list-item>
              <text:p text:style-name="P11"><text:span text:style-name="T1">PIS cumulativo = 0,6%;</text:span></text:p>
            </text:list-item>
            <text:list-item>
              <text:p text:style-name="P11"><text:span text:style-name="T1">COFINS cumulativa = 3%;</text:span></text:p>
            </text:list-item>
          </text:list>
        </text:list-item>
        <text:list-item>
          <text:p text:style-name="P11"><text:span text:style-name="T1">estão sujeitas ao </text:span><text:span text:style-name="T4">regime não cumulativo</text:span><text:span text:style-name="T1"> as empresas que apuram o IRPJ pelo </text:span><text:span text:style-name="T4">lucro real</text:span><text:span text:style-name="T1">;</text:span></text:p>
          <text:list>
            <text:list-item>
              <text:p text:style-name="P11"><text:span text:style-name="T1">PIS não cumulativo = 1,65%;</text:span></text:p>
            </text:list-item>
            <text:list-item>
              <text:p text:style-name="P11"><text:span text:style-name="T1">COFINS não cumulativa = 7,6%.</text:span></text:p>
            </text:list-item>
          </text:list>
        </text:list-item>
      </text:list>
      <text:p text:style-name="P10"><text:span text:style-name="T1"/></text:p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3">Ver resolução da questão 3, <text:span text:style-name="T6">página 19,</text:span> da Aula 7 para elucidar como calcular o IPI quando a questão dá o valor da NF e a alíquota do IPI.</text:p>
          </table:table-cell>
        </table:table-row>
      </table:table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ca822" officeooo:paragraph-rsid="001ca8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7 – Operações com mercadorias, fatores que alteram valores de compra e venda, forma de registro e apuração do CMV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0:46:24.138000000</meta:creation-date>
    <dc:date>2018-03-29T11:36:48.370000000</dc:date>
    <meta:editing-duration>PT50M21S</meta:editing-duration>
    <meta:editing-cycles>10</meta:editing-cycles>
    <meta:generator>LibreOffice/6.0.1.1$Windows_X86_64 LibreOffice_project/60bfb1526849283ce2491346ed2aa51c465abfe6</meta:generator>
    <meta:document-statistic meta:table-count="2" meta:image-count="0" meta:object-count="0" meta:page-count="1" meta:paragraph-count="23" meta:word-count="308" meta:character-count="1809" meta:non-whitespace-character-count="1527"/>
  </office:meta>
</office:document-meta>
</file>